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75.2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DDS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column table:style-name="co7" table:default-cell-style-name="ce5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Farnell p/n</text:p>
          </table:table-cell>
          <table:table-cell/>
          <table:table-cell office:value-type="string" calcext:value-type="string">
            <text:p>Pack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,J5,J6</text:p>
          </table:table-cell>
          <table:table-cell office:value-type="string" calcext:value-type="string">
            <text:p>PinHeader_1x02_P1.27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 table:number-columns-repeated="4"/>
          <table:table-cell table:formula="of:=[.H2]*[.D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verter_DCDC_muRata_NMAxxxxDC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0505DC</text:p>
          </table:table-cell>
          <table:table-cell/>
          <table:table-cell table:style-name="ce2" office:value-type="float" office:value="1021427" calcext:value-type="float">
            <text:p>1021427</text:p>
          </table:table-cell>
          <table:table-cell office:value-type="float" office:value="6.86" calcext:value-type="float">
            <text:p>6.86</text:p>
          </table:table-cell>
          <table:table-cell/>
          <table:table-cell table:formula="of:=[.H3]*[.D3]" office:value-type="float" office:value="6.86" calcext:value-type="float">
            <text:p>6.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1,C30,C29,C19,C10,C4,C5,C7,C8,C9,C11,C18,C6,C1</text:p>
          </table:table-cell>
          <table:table-cell office:value-type="string" calcext:value-type="string">
            <text:p>C_0603_1608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</text:p>
          </table:table-cell>
          <table:table-cell table:number-columns-repeated="4"/>
          <table:table-cell table:formula="of:=[.H4]*[.D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h 142-0701-801</text:p>
          </table:table-cell>
          <table:table-cell table:number-columns-repeated="2"/>
          <table:table-cell office:value-type="float" office:value="2.83" calcext:value-type="float">
            <text:p>2.83</text:p>
          </table:table-cell>
          <table:table-cell/>
          <table:table-cell table:formula="of:=[.H5]*[.D5]" office:value-type="float" office:value="2.83" calcext:value-type="float">
            <text:p>2.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c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HSOP-20_Power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564AIDWP</text:p>
          </table:table-cell>
          <table:table-cell/>
          <table:table-cell table:style-name="ce2" office:value-type="float" office:value="2782821" calcext:value-type="float">
            <text:p>2782821</text:p>
          </table:table-cell>
          <table:table-cell office:value-type="float" office:value="5.34" calcext:value-type="float">
            <text:p>5.34</text:p>
          </table:table-cell>
          <table:table-cell/>
          <table:table-cell table:formula="of:=[.H6]*[.D6]" office:value-type="float" office:value="5.34" calcext:value-type="float">
            <text:p>5.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6,R10,R7,R3,R4,R1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table:number-columns-repeated="4"/>
          <table:table-cell table:formula="of:=[.H7]*[.D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OP-5_1.65x3.05mm_P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1G04GW5-7</text:p>
          </table:table-cell>
          <table:table-cell/>
          <table:table-cell office:value-type="float" office:value="1085239" calcext:value-type="float">
            <text:p>1085239</text:p>
          </table:table-cell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[.H8]*[.D8]" office:value-type="float" office:value="0.16" calcext:value-type="float">
            <text:p>0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LH_R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 R974</text:p>
          </table:table-cell>
          <table:table-cell/>
          <table:table-cell office:value-type="float" office:value="1465992" calcext:value-type="float">
            <text:p>146599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H9]*[.D9]" office:value-type="float" office:value="0.21" calcext:value-type="float">
            <text:p>0.2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T82</text:p>
          </table:table-cell>
          <table:table-cell/>
          <table:table-cell table:style-name="ce2" office:value-type="float" office:value="1081313" calcext:value-type="float">
            <text:p>108131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H10]*[.D10]"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number-columns-repeated="4"/>
          <table:table-cell table:formula="of:=[.H11]*[.D1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p</text:p>
          </table:table-cell>
          <table:table-cell table:number-columns-repeated="4"/>
          <table:table-cell table:formula="of:=[.H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</text:p>
          </table:table-cell>
          <table:table-cell table:number-columns-repeated="4"/>
          <table:table-cell table:formula="of:=[.H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6,C24,C22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p</text:p>
          </table:table-cell>
          <table:table-cell table:number-columns-repeated="4"/>
          <table:table-cell table:formula="of:=[.H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p</text:p>
          </table:table-cell>
          <table:table-cell table:number-columns-repeated="4"/>
          <table:table-cell table:formula="of:=[.H15]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</text:p>
          </table:table-cell>
          <table:table-cell table:number-columns-repeated="4"/>
          <table:table-cell table:formula="of:=[.H16]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p</text:p>
          </table:table-cell>
          <table:table-cell table:number-columns-repeated="4"/>
          <table:table-cell table:formula="of:=[.H17]*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table:number-columns-repeated="4"/>
          <table:table-cell table:formula="of:=[.H18]*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n</text:p>
          </table:table-cell>
          <table:table-cell/>
          <table:table-cell office:value-type="float" office:value="2448213" calcext:value-type="float">
            <text:p>2448213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H19]*[.D19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/>
          <table:table-cell table:style-name="Default" office:value-type="float" office:value="2448216" calcext:value-type="float">
            <text:p>2448216</text:p>
          </table:table-cell>
          <table:table-cell office:value-type="float" office:value="0.09" calcext:value-type="float">
            <text:p>0.09</text:p>
          </table:table-cell>
          <table:table-cell office:value-type="float" office:value="10" calcext:value-type="float">
            <text:p>10</text:p>
          </table:table-cell>
          <table:table-cell table:formula="of:=[.H20]*[.D20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n</text:p>
          </table:table-cell>
          <table:table-cell/>
          <table:table-cell office:value-type="float" office:value="1457844" calcext:value-type="float">
            <text:p>1457844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formula="of:=[.H21]*[.D21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n</text:p>
          </table:table-cell>
          <table:table-cell/>
          <table:table-cell office:value-type="float" office:value="2448215" calcext:value-type="float">
            <text:p>2448215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formula="of:=[.H22]*[.D22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5,R1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R</text:p>
          </table:table-cell>
          <table:table-cell table:number-columns-repeated="4"/>
          <table:table-cell table:formula="of:=[.H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4,C17,C15,C13,C12</text:p>
          </table:table-cell>
          <table:table-cell office:value-type="string" calcext:value-type="string">
            <text:p>CP_EIA-3216-10_Kemet-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table:number-columns-repeated="4"/>
          <table:table-cell table:formula="of:=[.H24]*[.D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Bourns_3214W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/>
          <table:table-cell table:style-name="ce2" office:value-type="float" office:value="1612571" calcext:value-type="float">
            <text:p>1612571</text:p>
          </table:table-cell>
          <table:table-cell office:value-type="float" office:value="3.84" calcext:value-type="float">
            <text:p>3.84</text:p>
          </table:table-cell>
          <table:table-cell/>
          <table:table-cell table:formula="of:=[.H25]*[.D25]" office:value-type="float" office:value="7.68" calcext:value-type="float">
            <text:p>7.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isti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CSJK-6NC1-25.00-25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/>
          <table:table-cell office:value-type="float" office:value="2854377" calcext:value-type="float">
            <text:p>2854377</text:p>
          </table:table-cell>
          <table:table-cell office:value-type="float" office:value="0.66" calcext:value-type="float">
            <text:p>0.66</text:p>
          </table:table-cell>
          <table:table-cell/>
          <table:table-cell table:formula="of:=[.H26]*[.D26]" office:value-type="float" office:value="0.66" calcext:value-type="float">
            <text:p>0.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table:number-columns-repeated="4"/>
          <table:table-cell table:formula="of:=[.H27]*[.D2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S-120-F-D-TE</text:p>
          </table:table-cell>
          <table:table-cell/>
          <table:table-cell office:value-type="float" office:value="2308433" calcext:value-type="float">
            <text:p>2308433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H28]*[.D28]" office:value-type="float" office:value="5.2" calcext:value-type="float">
            <text:p>5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43YRMZ</text:p>
          </table:table-cell>
          <table:table-cell/>
          <table:table-cell office:value-type="float" office:value="1581921" calcext:value-type="float">
            <text:p>1581921</text:p>
          </table:table-cell>
          <table:table-cell office:value-type="float" office:value="5.26" calcext:value-type="float">
            <text:p>5.26</text:p>
          </table:table-cell>
          <table:table-cell/>
          <table:table-cell table:formula="of:=[.H29]*[.D29]" office:value-type="float" office:value="5.26" calcext:value-type="float">
            <text:p>5.2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4354AIPW</text:p>
          </table:table-cell>
          <table:table-cell/>
          <table:table-cell office:value-type="float" office:value="2112580" calcext:value-type="float">
            <text:p>2112580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H30]*[.D30]"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1,R6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K</text:p>
          </table:table-cell>
          <table:table-cell table:number-columns-repeated="4"/>
          <table:table-cell table:formula="of:=[.H31]*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 400mW</text:p>
          </table:table-cell>
          <table:table-cell/>
          <table:table-cell office:value-type="float" office:value="2008392" calcext:value-type="float">
            <text:p>2008392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table:formula="of:=[.H32]*[.D32]" office:value-type="float" office:value="0.08" calcext:value-type="float">
            <text:p>0.0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table:number-columns-repeated="4"/>
          <table:table-cell table:formula="of:=[.H33]*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table:number-columns-repeated="4"/>
          <table:table-cell table:formula="of:=[.H34]*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 table:number-columns-repeated="4"/>
          <table:table-cell table:formula="of:=[.H35]*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table:number-columns-repeated="4"/>
          <table:table-cell table:formula="of:=[.H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3BRMZ</text:p>
          </table:table-cell>
          <table:table-cell/>
          <table:table-cell table:style-name="ce2" office:value-type="float" office:value="1581966" calcext:value-type="float">
            <text:p>1581966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H37]*[.D37]" office:value-type="float" office:value="7.4" calcext:value-type="float">
            <text:p>7.4</text:p>
          </table:table-cell>
          <table:table-cell/>
          <table:table-cell office:value-type="string" calcext:value-type="string">
            <text:p>existi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SUM([.J2:.J38])" office:value-type="float" office:value="45.26" calcext:value-type="float">
            <text:p>45.26</text:p>
          </table:table-cell>
          <table:table-cell table:number-columns-repeated="2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07:15:00.825111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07:35:17.192025765</dc:date>
    <meta:editing-duration>PT1H8S</meta:editing-duration>
    <meta:editing-cycles>4</meta:editing-cycles>
    <meta:generator>LibreOffice/6.0.3.2$Linux_X86_64 LibreOffice_project/00m0$Build-2</meta:generator>
    <meta:document-statistic meta:table-count="1" meta:cell-count="289" meta:object-count="0"/>
  </office:meta>
</office:document-meta>
</file>